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5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 fo:font-style="italic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8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 fo:font-style="italic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10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11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 fo:font-style="italic"/>
    </style:style>
    <style:style style:name="T12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Calibri" style:font-family-asian="Calibri" style:font-family-complex="Calibri" fo:background-color="transparent" fo:color="#c9211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Calibri" style:font-family-asian="Calibri" style:font-family-complex="Calibri" fo:background-color="transparent" fo:color="#c9211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Calibri" style:font-family-asian="Calibri" style:font-family-complex="Calibri" fo:background-color="transparent" fo:color="#c9211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fo:color="#c9211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left="0.00pt" fo:text-indent="28.35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left="0.00pt" fo:text-indent="28.35pt"/>
    </style:style>
    <text:list-style style:name="L6">
      <text:list-level-style-bullet text:level="1" text:bullet-char="•">
        <style:list-level-properties text:space-before="52.9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-70.90pt" fo:text-indent="18.00pt"/>
    </style:style>
    <style:style style:name="P8" style:family="paragraph">
      <style:paragraph-properties fo:line-height="100.00%" fo:text-align="left" fo:margin-left="35.45pt" fo:text-indent="0.00pt"/>
    </style:style>
    <style:style style:name="P9" style:family="paragraph">
      <style:paragraph-properties fo:line-height="100.00%" fo:text-align="left"/>
    </style:style>
    <text:list-style style:name="L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 fo:margin-left="-18.00pt" fo:text-indent="18.00pt"/>
    </style:style>
    <style:style style:name="P11" style:family="paragraph">
      <style:paragraph-properties fo:line-height="100.00%" fo:text-align="left"/>
    </style:style>
    <text:list-style style:name="L1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 fo:margin-left="-18.00pt" fo:text-indent="18.00pt"/>
    </style:style>
    <style:style style:name="P13" style:family="paragraph">
      <style:paragraph-properties fo:line-height="100.00%" fo:text-align="left" fo:margin-left="0.00pt" fo:text-indent="28.35pt"/>
    </style:style>
  </office:automatic-styles>
  <office:body>
    <office:text>
      <text:p text:style-name="P1"><text:span text:style-name="T1">Avaliação<text:s/></text:span><text:span text:style-name="T2">–</text:span><text:span text:style-name="T3"><text:s/>Linguagem de Programação Java</text:span></text:p>
      <text:p text:style-name="P1"><text:span text:style-name="T4">Exercício 01</text:span><text:span text:style-name="T5">→</text:span><text:span text:style-name="T6"><text:s/>2, 0 pontos</text:span></text:p>
      <text:p text:style-name="P1"><text:span text:style-name="T7">Exercício 02</text:span><text:span text:style-name="T8">→</text:span><text:span text:style-name="T9"><text:s/>5,0 pontos</text:span></text:p>
      <text:p text:style-name="P1"><text:span text:style-name="T10">Exercício 03</text:span><text:span text:style-name="T11">→</text:span><text:span text:style-name="T12"><text:s/>3,0 pontos</text:span></text:p>
      <text:p text:style-name="P2"><text:span text:style-name="T13"/></text:p>
      <text:p text:style-name="P3"><text:span text:style-name="T14">1<text:s/></text:span><text:span text:style-name="T15">–</text:span><text:span text:style-name="T16"><text:s/>Crie no Eclipse um projeto Java com o nome lista-de-usuarios.</text:span></text:p>
      <text:p text:style-name="P3"><text:span text:style-name="T17">Elabore um programa que receba três listas de nomes dos usuários de um sistem via teclado. Cada lista deve ser identificada por um número do tipo Long.</text:span></text:p>
      <text:p text:style-name="P3"><text:span text:style-name="T17">Esse conjunto (listas e identificadores Long) deve ser armazenado em um HashMap sendo, o número Long a chave e os valores um ArrayList contendo os nomes.</text:span></text:p>
      <text:p text:style-name="P3"><text:span text:style-name="T17">Exiba todo o conteúdo do HashMap na tela. Posteriormente, carregue os nomes dos usuários, usando o HashMap, em uma outra estrutura de dados e exiba as informações na tela.</text:span></text:p>
      <text:p text:style-name="P3"><text:span text:style-name="T17">Utilise os seguintes dados para teste:</text:span></text:p>
      <text:p text:style-name="P4"><text:span text:style-name="T18"/></text:p>
      <text:p text:style-name="P4"><text:span text:style-name="T19">Identificador<text:s text:c="6"/>Lista de Nomes</text:span></text:p>
      <text:p text:style-name="P4"><text:span text:style-name="T20">345627<text:s text:c="16"/>Ana</text:span></text:p>
      <text:p text:style-name="P4"><text:span text:style-name="T20"><text:s text:c="29"/>Pedro</text:span></text:p>
      <text:p text:style-name="P4"><text:span text:style-name="T20"><text:s text:c="29"/>Paulo</text:span></text:p>
      <text:p text:style-name="P4"><text:span text:style-name="T20"><text:tab/><text:tab/><text:s text:c="3"/>Ricardo</text:span></text:p>
      <text:p text:style-name="P4"><text:span text:style-name="T21"/></text:p>
      <text:p text:style-name="P4"><text:span text:style-name="T22">985643<text:s text:c="15"/>Renata</text:span></text:p>
      <text:p text:style-name="P4"><text:span text:style-name="T22"><text:s text:c="28"/>Ana</text:span></text:p>
      <text:p text:style-name="P4"><text:span text:style-name="T22"><text:s text:c="28"/>Otávio</text:span></text:p>
      <text:p text:style-name="P4"><text:span text:style-name="T22"><text:s text:c="28"/>Pedro</text:span></text:p>
      <text:p text:style-name="P4"><text:span text:style-name="T23"/></text:p>
      <text:p text:style-name="P4"><text:span text:style-name="T24">564321<text:s text:c="15"/>Maria</text:span></text:p>
      <text:p text:style-name="P4"><text:span text:style-name="T24"><text:s text:c="28"/>Pricila</text:span></text:p>
      <text:p text:style-name="P4"><text:span text:style-name="T24"><text:s text:c="28"/>Ana</text:span></text:p>
      <text:p text:style-name="P4"><text:span text:style-name="T24"><text:s text:c="28"/>Ricardo</text:span></text:p>
      <text:p text:style-name="P4"><text:span text:style-name="T24"><text:s text:c="28"/>João</text:span></text:p>
      <text:p text:style-name="P4"><text:span text:style-name="T24"><text:s text:c="28"/>Otávio</text:span><text:span text:style-name="T25"><text:s/></text:span></text:p>
      <text:p text:style-name="P4"><text:span text:style-name="T26"/></text:p>
      <text:p text:style-name="P4"><text:span text:style-name="T26"/></text:p>
      <text:p text:style-name="P5"><text:span text:style-name="T27">2 - Crie no Eclipse um projeto Java com o nome de cartório.</text:span></text:p>
      <text:p text:style-name="P5"><text:span text:style-name="T27">Elabore um programa que implemente a seguinte situação:</text:span></text:p>
      <text:list text:style-name="L6">
        <text:list-item>
          <text:p text:style-name="P6"><text:span text:style-name="T27">Os cartórios emitem certidões de Nascimento, Óbito e Casamento e de Propriedade.</text:span></text:p>
        </text:list-item>
        <text:list-item>
          <text:p text:style-name="P6"><text:span text:style-name="T27">Também celebram e fazem registro de contratos de Compra e Venda, Trabalho.</text:span></text:p>
        </text:list-item>
        <text:list-item>
          <text:p text:style-name="P6"><text:span text:style-name="T27">Todos os tipos de contratos tem uma origem comum assim como, todas as certidões.</text:span></text:p>
        </text:list-item>
        <text:list-item>
          <text:p text:style-name="P6"><text:span text:style-name="T27">Tanto certidões quanto contratos são registráveis.</text:span></text:p>
        </text:list-item>
        <text:list-item>
          <text:p text:style-name="P6"><text:span text:style-name="T27">Cada certidão e contrato possuem particularidades em relação a sua origem comum.</text:span></text:p>
        </text:list-item>
        <text:list-item>
          <text:p text:style-name="P6"><text:span text:style-name="T27">Tanto certidões quanto contratos possuem formas diferentes de serem registrados.</text:span></text:p>
        </text:list-item>
        <text:list-item>
          <text:p text:style-name="P6"><text:span text:style-name="T27">Cartórios possuem clientes que podem ser pessoas Físicas ou Jurídicas.</text:span></text:p>
        </text:list-item>
        <text:list-item>
          <text:p text:style-name="P6"><text:span text:style-name="T28">Regras:</text:span></text:p>
        </text:list-item>
        <text:list-item>
          <text:p text:style-name="P7"><text:span text:style-name="T28">Devem ser utilizadas pelo menos uma classe abstrata e pelo menos uma interface.</text:span></text:p>
        </text:list-item>
        <text:list-item>
          <text:p text:style-name="P7"><text:span text:style-name="T28">Não é necessária a implementação do corpo dos métodos nas classes. Mas é obrigatória a implementação das assinaturas e dos atributos das classes.</text:span></text:p>
        </text:list-item>
        <text:list-item>
          <text:p text:style-name="P7"><text:span text:style-name="T28">As classes devem ser criadas em pacotes ´que reflitam sua funcionalidade.</text:span></text:p>
        </text:list-item>
        <text:list-item>
          <text:p text:style-name="P7"><text:span text:style-name="T28">Por exemplo:</text:span></text:p>
        </text:list-item>
        <text:list-item>
          <text:p text:style-name="P7"><text:span text:style-name="T28">Se for criada uma clsse Cartorio ela deve ficar no pocote model um avez que ela representa o que conteria um cartório, o que seria necessário para representar um cartório.</text:span></text:p>
        </text:list-item>
        <text:list-item>
          <text:p text:style-name="P7"><text:span text:style-name="T28">A classes main deve ficar no pacote main.</text:span></text:p>
        </text:list-item>
        <text:list-item>
          <text:p text:style-name="P7"><text:span text:style-name="T28">Classes abstatas devem ficar em um pacote chamado abstratas. E assim por diante.</text:span></text:p>
        </text:list-item>
        <text:list-item>
          <text:p text:style-name="P7"><text:span text:style-name="T28">Não é necessária a contrução de diagramas UML.</text:span></text:p>
        </text:list-item>
      </text:list>
      <text:p text:style-name="P8"><text:span text:style-name="T29"/></text:p>
      <text:p text:style-name="P9"><text:span text:style-name="T29"/></text:p>
      <text:p text:style-name="P9"><text:span text:style-name="T30">3 - Crie no Eclipse um projeto Java com o Nome de jogo-da-velha;</text:span></text:p>
      <text:p text:style-name="P9"><text:span text:style-name="T30">Na sequência criar os seguintes pacotes:</text:span></text:p>
      <text:list text:style-name="L10">
        <text:list-item>
          <text:p text:style-name="P10"><text:span text:style-name="T30">core</text:span></text:p>
        </text:list-item>
        <text:list-item>
          <text:p text:style-name="P10"><text:span text:style-name="T30">main</text:span></text:p>
        </text:list-item>
        <text:list-item>
          <text:p text:style-name="P10"><text:span text:style-name="T30">tela</text:span></text:p>
        </text:list-item>
      </text:list>
      <text:p text:style-name="P11"><text:span text:style-name="T30">Em seguida coloque os arquivos Java Jogo.java, Jogada.java, Main.java, JogoDaVelha.java e Tela.java nos respectivos pacotes obedecendo a ordem:</text:span></text:p>
      <text:list text:style-name="L12">
        <text:list-item>
          <text:p text:style-name="P12"><text:span text:style-name="T30">core</text:span></text:p>
        </text:list-item>
        <text:list-item>
          <text:p text:style-name="P12"><text:span text:style-name="T30">Jogo.java</text:span></text:p>
        </text:list-item>
        <text:list-item>
          <text:p text:style-name="P12"><text:span text:style-name="T30">Jogada.java</text:span></text:p>
        </text:list-item>
        <text:list-item>
          <text:p text:style-name="P12"><text:span text:style-name="T30">main</text:span></text:p>
        </text:list-item>
        <text:list-item>
          <text:p text:style-name="P12"><text:span text:style-name="T30">Main.java</text:span></text:p>
        </text:list-item>
        <text:list-item>
          <text:p text:style-name="P12"><text:span text:style-name="T30">JogoDaVelha.java</text:span></text:p>
        </text:list-item>
        <text:list-item>
          <text:p text:style-name="P12"><text:span text:style-name="T30">tela</text:span></text:p>
        </text:list-item>
        <text:list-item>
          <text:p text:style-name="P12"><text:span text:style-name="T30">Tela.java</text:span></text:p>
        </text:list-item>
      </text:list>
      <text:p text:style-name="P13"><text:span text:style-name="T30">Estão faltando trechos de código no programa para fazê-lo funcionar. Teste o programa através da classe Main e identifique os problemas adicionando os trechios de código faltantes.</text:span></text:p>
      <text:p text:style-name="P13"><text:span text:style-name="T31"/></text:p>
      <text:p text:style-name="P13"><text:span text:style-name="T32">Ao término do exercício, zipe os projetos à partir da pasta source. Deverão ser enviados três arquivos obedecendo a regra de nomenclatura:</text:span></text:p>
      <text:p text:style-name="P13"><text:span text:style-name="T32">avaliacao_java_exercicio01_SEU_NOME.zip</text:span></text:p>
      <text:p text:style-name="P13"><text:span text:style-name="T32">avaliacao_java_exercicio02_SEU_NOME.zip</text:span></text:p>
      <text:p text:style-name="P13"><text:span text:style-name="T32">avaliacao_java_exercicio03_SEU_NOME.zip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